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036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marker-end="Arrow" draw:fill="solid" draw:textarea-vertical-align="middle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ahnschrift Condensed"/>
    </style:style>
    <style:style style:name="P6" style:family="paragraph">
      <style:paragraph-properties fo:text-align="center"/>
      <style:text-properties style:font-name="Bahnschrift Condensed"/>
    </style:style>
    <style:style style:name="P7" style:family="paragraph">
      <style:paragraph-properties fo:margin-top="0cm" fo:margin-bottom="0.2cm" fo:text-align="center"/>
      <style:text-properties style:font-name="Bahnschrift Condensed"/>
    </style:style>
    <style:style style:name="P8" style:family="paragraph">
      <loext:graphic-properties draw:fill="solid"/>
      <style:paragraph-properties fo:text-align="center"/>
      <style:text-properties fo:font-weight="bold"/>
    </style:style>
    <style:style style:name="P9" style:family="paragraph">
      <style:paragraph-properties fo:text-align="center"/>
      <style:text-properties style:font-name="Bahnschrift Light"/>
    </style:style>
    <style:style style:name="P10" style:family="paragraph">
      <loext:graphic-properties draw:fill="none" draw:fill-color="#ffffff"/>
      <style:paragraph-properties fo:text-align="center"/>
      <style:text-properties style:font-name="Bahnschrift Light"/>
    </style:style>
    <style:style style:name="T1" style:family="text">
      <style:text-properties style:font-name="Bahnschrift Condensed" fo:font-size="16pt" style:font-size-asian="16pt" style:font-size-complex="16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3cm" svg:x="10cm" svg:y="1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3cm" svg:x="22.377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3cm" svg:x="5.1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3cm" svg:y1="10.4cm" svg:x2="5.1cm" svg:y2="7.7cm">
          <text:p/>
        </draw:line>
        <draw:line draw:style-name="gr2" draw:text-style-name="P2" draw:layer="layout" svg:x1="8.3cm" svg:y1="4.9cm" svg:x2="10.9cm" svg:y2="2.3cm">
          <text:p/>
        </draw:line>
        <draw:line draw:style-name="gr2" draw:text-style-name="P2" draw:layer="layout" svg:x1="26cm" svg:y1="7.9cm" svg:x2="27.8cm" svg:y2="4.2cm">
          <text:p/>
        </draw:line>
        <draw:path draw:style-name="gr3" draw:text-style-name="P2" draw:layer="layout" svg:width="3.506cm" svg:height="10.052cm" draw:transform="skewX (-0.133866753627965) rotate (-1.28979831722381) translate (24.1502407139113cm 11.1003291013988cm)" svg:viewBox="0 0 3507 10053" svg:d="M0 0c6982-1 1384 9693 1384 9693l-190 360">
          <text:p/>
        </draw:path>
        <draw:path draw:style-name="gr3" draw:text-style-name="P2" draw:layer="layout" svg:width="10.673cm" svg:height="3.64cm" draw:transform="skewX (-0.498291501444381) rotate (0.17854718247902) translate (10.4995445241516cm 6.75234509615399cm)" svg:viewBox="0 0 10674 3641" svg:d="M0 0c10068 1 10674 3641 10674 3641">
          <text:p/>
        </draw:path>
        <draw:line draw:style-name="gr2" draw:text-style-name="P2" draw:layer="layout" svg:x1="9.8cm" svg:y1="16.8cm" svg:x2="6.4cm" svg:y2="18.3cm">
          <text:p/>
        </draw:line>
        <draw:ellipse draw:style-name="gr4" draw:text-style-name="P3" draw:layer="layout" svg:width="1.69cm" svg:height="2.521cm" draw:transform="skewX (0.573689725130536) rotate (2.40262024829539) translate (21.451cm 11.166cm)" draw:kind="arc" draw:start-angle="352.68" draw:end-angle="183.94">
          <text:p/>
        </draw:ellipse>
        <draw:line draw:style-name="gr5" draw:text-style-name="P2" draw:layer="layout" svg:x1="10.8cm" svg:y1="1.4cm" svg:x2="11.8cm" svg:y2="2cm">
          <text:p/>
        </draw:line>
        <draw:line draw:style-name="gr5" draw:text-style-name="P2" draw:layer="layout" svg:x1="11.8cm" svg:y1="1.3cm" svg:x2="10.9cm" svg:y2="2.1cm">
          <text:p/>
        </draw:line>
        <draw:line draw:style-name="gr5" draw:text-style-name="P2" draw:layer="layout" svg:x1="27.6cm" svg:y1="3.3cm" svg:x2="28.4cm" svg:y2="4.2cm">
          <text:p/>
        </draw:line>
        <draw:line draw:style-name="gr5" draw:text-style-name="P2" draw:layer="layout" svg:x1="27.4cm" svg:y1="4cm" svg:x2="28.5cm" svg:y2="3.5cm">
          <text:p/>
        </draw:line>
        <draw:line draw:style-name="gr5" draw:text-style-name="P2" draw:layer="layout" svg:x1="5.3cm" svg:y1="18.3cm" svg:x2="6.4cm" svg:y2="19.1cm">
          <text:p/>
        </draw:line>
        <draw:line draw:style-name="gr5" draw:text-style-name="P2" draw:layer="layout" svg:x1="5.4cm" svg:y1="19.1cm" svg:x2="6.3cm" svg:y2="18.3cm">
          <text:p/>
        </draw:line>
        <draw:frame draw:style-name="gr6" draw:text-style-name="P5" draw:layer="layout" svg:width="4.913cm" svg:height="2.14cm" svg:x="2.587cm" svg:y="9.478cm">
          <draw:text-box>
            <text:p text:style-name="P4"><text:span text:style-name="T1">connect()</text:span></text:p>
            <text:p text:style-name="P3"><text:span text:style-name="T1">send_hello_msg()</text:span></text:p>
            <text:p text:style-name="P3"><text:span text:style-name="T1"/></text:p>
          </draw:text-box>
        </draw:frame>
        <draw:line draw:style-name="gr7" draw:text-style-name="P2" draw:layer="layout" svg:x1="2.6cm" svg:y1="10.3cm" svg:x2="7.4cm" svg:y2="10.3cm">
          <text:p/>
        </draw:line>
        <draw:frame draw:style-name="gr8" draw:text-style-name="P5" draw:layer="layout" svg:width="3.931cm" svg:height="2.14cm" svg:x="5cm" svg:y="1.744cm">
          <draw:text-box>
            <text:p text:style-name="P6"><text:span text:style-name="T1">rcv_msg() &amp;&amp; </text:span></text:p>
            <text:p text:style-name="P7"><text:span text:style-name="T1">is_error()</text:span></text:p>
            <text:p text:style-name="P6"><text:span text:style-name="T1">close()</text:span></text:p>
          </draw:text-box>
        </draw:frame>
        <draw:line draw:style-name="gr7" draw:text-style-name="P2" draw:layer="layout" svg:x1="4.5cm" svg:y1="3.1cm" svg:x2="9.3cm" svg:y2="3.1cm">
          <text:p/>
        </draw:line>
        <draw:frame draw:style-name="gr8" draw:text-style-name="P5" draw:layer="layout" svg:width="7.47cm" svg:height="2.14cm" svg:x="12.7cm" svg:y="3.76cm">
          <draw:text-box>
            <text:p text:style-name="P4"><text:span text:style-name="T1">rcv_msg() &amp;&amp; is_ok()</text:span></text:p>
            <text:p text:style-name="P3"><text:span text:style-name="T1">print_hello_msg_response()</text:span></text:p>
            <text:p text:style-name="P3"><text:span text:style-name="T1">send_probe()</text:span></text:p>
          </draw:text-box>
        </draw:frame>
        <draw:line draw:style-name="gr7" draw:text-style-name="P8" draw:layer="layout" svg:x1="14cm" svg:y1="4.6cm" svg:x2="18.8cm" svg:y2="4.6cm">
          <text:p/>
        </draw:line>
        <draw:frame draw:style-name="gr9" draw:text-style-name="P5" draw:layer="layout" svg:width="3.931cm" svg:height="2.34cm" svg:x="23.2cm" svg:y="4.6cm">
          <draw:text-box>
            <text:p text:style-name="P3"><text:span text:style-name="T1">rcv_msg() &amp;&amp; </text:span></text:p>
            <text:p text:style-name="P4"><text:span text:style-name="T1">is_error()</text:span></text:p>
            <text:p text:style-name="P4"><text:span text:style-name="T1">close()</text:span></text:p>
          </draw:text-box>
        </draw:frame>
        <draw:line draw:style-name="gr7" draw:text-style-name="P2" draw:layer="layout" svg:x1="22.7cm" svg:y1="6cm" svg:x2="27.5cm" svg:y2="6cm">
          <text:p/>
        </draw:line>
        <draw:frame draw:style-name="gr8" draw:text-style-name="P10" draw:layer="layout" svg:width="3.004cm" svg:height="1.94cm" svg:x="6.1cm" svg:y="5.6cm">
          <draw:text-box>
            <text:p text:style-name="P9"><text:span text:style-name="T2">wait hello </text:span></text:p>
            <text:p text:style-name="P9"><text:span text:style-name="T2">message</text:span></text:p>
            <text:p text:style-name="P9"><text:span text:style-name="T2">response</text:span></text:p>
          </draw:text-box>
        </draw:frame>
        <draw:frame draw:style-name="gr8" draw:text-style-name="P10" draw:layer="layout" svg:width="3.203cm" svg:height="1.94cm" svg:x="23.4cm" svg:y="8.5cm">
          <draw:text-box>
            <text:p text:style-name="P9"><text:span text:style-name="T2">wait probe </text:span></text:p>
            <text:p text:style-name="P9"><text:span text:style-name="T2">message</text:span></text:p>
            <text:p text:style-name="P9"><text:span text:style-name="T2">response</text:span></text:p>
          </draw:text-box>
        </draw:frame>
        <draw:frame draw:style-name="gr8" draw:text-style-name="P10" draw:layer="layout" svg:width="2.843cm" svg:height="1.94cm" svg:x="10.996cm" svg:y="15.16cm">
          <draw:text-box>
            <text:p text:style-name="P9"><text:span text:style-name="T2">wait bye </text:span></text:p>
            <text:p text:style-name="P9"><text:span text:style-name="T2">message</text:span></text:p>
            <text:p text:style-name="P9"><text:span text:style-name="T2">response</text:span></text:p>
          </draw:text-box>
        </draw:frame>
        <draw:frame draw:style-name="gr8" draw:text-style-name="P5" draw:layer="layout" svg:width="5.688cm" svg:height="2.703cm" svg:x="15.4cm" svg:y="9cm">
          <draw:text-box>
            <text:p text:style-name="P3"><text:span text:style-name="T1">rcv_msg() &amp;&amp; is_ok() </text:span></text:p>
            <text:p text:style-name="P4"><text:span text:style-name="T1">&amp;&amp; !is_last_probe()</text:span></text:p>
            <text:p text:style-name="P3"><text:span text:style-name="T1">print_message_rtt()</text:span></text:p>
            <text:p text:style-name="P3"><text:span text:style-name="T1">send_next_probe()</text:span></text:p>
          </draw:text-box>
        </draw:frame>
        <draw:line draw:style-name="gr7" draw:text-style-name="P8" draw:layer="layout" svg:x1="15.7cm" svg:y1="10.4cm" svg:x2="20.5cm" svg:y2="10.4cm">
          <text:p/>
        </draw:line>
        <draw:frame draw:style-name="gr10" draw:text-style-name="P5" draw:layer="layout" svg:width="5.688cm" svg:height="4.6cm" svg:x="22.8cm" svg:y="15.2cm">
          <draw:text-box>
            <text:p text:style-name="P3"><text:span text:style-name="T1">rcv_msg() &amp;&amp; is_ok() </text:span></text:p>
            <text:p text:style-name="P4"><text:span text:style-name="T1">&amp;&amp; is_last_probe()</text:span></text:p>
            <text:p text:style-name="P3"><text:span text:style-name="T1">print_message_rtt()</text:span></text:p>
            <text:p text:style-name="P3"><text:span text:style-name="T1">print_avg_rtt()</text:span></text:p>
            <text:p text:style-name="P3"><text:span text:style-name="T1">print_avg_thput()</text:span></text:p>
            <text:p text:style-name="P3"><text:span text:style-name="T1">send_bye_msg()</text:span></text:p>
          </draw:text-box>
        </draw:frame>
        <draw:line draw:style-name="gr7" draw:text-style-name="P8" draw:layer="layout" svg:x1="23.2cm" svg:y1="16.6cm" svg:x2="28cm" svg:y2="16.6cm">
          <text:p/>
        </draw:line>
        <draw:line draw:style-name="gr7" draw:text-style-name="P8" draw:layer="layout" svg:x1="3.8cm" svg:y1="16.6cm" svg:x2="8.6cm" svg:y2="16.6cm">
          <text:p/>
        </draw:line>
        <draw:frame draw:style-name="gr8" draw:text-style-name="P5" draw:layer="layout" svg:width="3cm" svg:height="1.577cm" svg:x="4.7cm" svg:y="15.823cm">
          <draw:text-box>
            <text:p text:style-name="P4"><text:span text:style-name="T1">rcv_msg()</text:span></text:p>
            <text:p text:style-name="P3"><text:span text:style-name="T1">close(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0:39:56.213000000</meta:creation-date>
    <dc:date>2019-11-03T11:27:28.141000000</dc:date>
    <meta:editing-duration>PT3M54S</meta:editing-duration>
    <meta:editing-cycles>1</meta:editing-cycles>
    <meta:document-statistic meta:object-count="33"/>
    <meta:generator>LibreOffice/6.3.1.2$Windows_X86_64 LibreOffice_project/b79626edf0065ac373bd1df5c28bd630b4424273</meta:generator>
  </office:meta>
</office:document-meta>
</file>